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7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4299in"/>
    </style:style>
    <style:style style:name="ro1" style:family="table-row">
      <style:table-row-properties style:row-height="4.9752in" fo:break-before="auto" style:use-optimal-row-height="true"/>
    </style:style>
    <style:style style:name="ro2" style:family="table-row">
      <style:table-row-properties style:row-height="1.8654in" fo:break-before="auto" style:use-optimal-row-height="true"/>
    </style:style>
    <style:style style:name="ro3" style:family="table-row">
      <style:table-row-properties style:row-height="4.6638in" fo:break-before="auto" style:use-optimal-row-height="true"/>
    </style:style>
    <style:style style:name="ro4" style:family="table-row">
      <style:table-row-properties style:row-height="3.7311in" fo:break-before="auto" style:use-optimal-row-height="true"/>
    </style:style>
    <style:style style:name="ro5" style:family="table-row">
      <style:table-row-properties style:row-height="0.6217in" fo:break-before="auto" style:use-optimal-row-height="true"/>
    </style:style>
    <style:style style:name="ro6" style:family="table-row">
      <style:table-row-properties style:row-height="2.1764in" fo:break-before="auto" style:use-optimal-row-height="true"/>
    </style:style>
    <style:style style:name="ro7" style:family="table-row">
      <style:table-row-properties style:row-height="2.4874in" fo:break-before="auto" style:use-optimal-row-height="true"/>
    </style:style>
    <style:style style:name="ro8" style:family="table-row">
      <style:table-row-properties style:row-height="4.3528in" fo:break-before="auto" style:use-optimal-row-height="true"/>
    </style:style>
    <style:style style:name="ro9" style:family="table-row">
      <style:table-row-properties style:row-height="3.4201in" fo:break-before="auto" style:use-optimal-row-height="true"/>
    </style:style>
    <style:style style:name="ro10" style:family="table-row">
      <style:table-row-properties style:row-height="0.3398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fo:font-size="20pt" style:font-size-asian="20pt" style:font-size-complex="2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023" table:default-cell-style-name="ce4"/>
        <table:table-row table:style-name="ro1">
          <table:table-cell table:style-name="ce1" office:value-type="string" calcext:value-type="string">
            <text:p>reduce player health by &lt;percent&gt; every &lt;interval&gt; seconds</text:p>
          </table:table-cell>
          <table:table-cell table:style-name="ce3" office:value-type="string" calcext:value-type="string">
            <text:p>reduce player health by &lt;percent&gt; every &lt;interval&gt; seconds can kill</text:p>
          </table:table-cell>
          <table:table-cell table:style-name="ce3" office:value-type="string" calcext:value-type="string">
            <text:p>reduce player health by &lt;percent&gt; every &lt;interval&gt; seconds &lt;repeats&gt; times</text:p>
          </table:table-cell>
          <table:table-cell table:style-name="ce3" office:value-type="string" calcext:value-type="string">
            <text:p>reduce player health by &lt;percent&gt; every &lt;interval&gt; seconds &lt;repeats&gt; times can kill</text:p>
          </table:table-cell>
          <table:table-cell table:style-name="ce3" office:value-type="string" calcext:value-type="string">
            <text:p>reduce player health on &lt;amount&gt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reduce player fatigue by &lt;percent&gt;</text:p>
          </table:table-cell>
          <table:table-cell table:style-name="ce3" office:value-type="string" calcext:value-type="string">
            <text:p>reduce player fatigue on &lt;amount&gt;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duce player magicka by &lt;percent&gt;</text:p>
          </table:table-cell>
          <table:table-cell table:style-name="ce3" office:value-type="string" calcext:value-type="string">
            <text:p>reduce player magicka on &lt;amount&gt;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layer handsover &lt;numberOfItems&gt; items class &lt;itemClass&gt; subclass &lt;TemplateIndex&gt;</text:p>
          </table:table-cell>
          <table:table-cell table:style-name="ce3" office:value-type="string" calcext:value-type="string">
            <text:p>player possesses &lt;numberOfItems&gt; items class &lt;itemClass&gt; subclass &lt;TemplateIndex&gt;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player within &lt;distance&gt; units of foe &lt;foe&gt; // Actions Framework</text:p>
          </table:table-cell>
          <table:table-cell table:style-name="ce3" office:value-type="string" calcext:value-type="string">
            <text:p>player within &lt;distance&gt; units of item &lt;item&gt; // Actions Framework</text:p>
          </table:table-cell>
          <table:table-cell table:number-columns-repeated="1022"/>
        </table:table-row>
        <table:table-row table:style-name="ro5">
          <table:table-cell table:style-name="ce1" office:value-type="string" calcext:value-type="string">
            <text:p>player equipped with item class &lt;itemClass&gt; subclass &lt;TemplateIndex&gt;</text:p>
          </table:table-cell>
          <table:table-cell table:number-columns-repeated="1023"/>
        </table:table-row>
        <table:table-row table:style-name="ro6">
          <table:table-cell table:style-name="ce1" office:value-type="string" calcext:value-type="string">
            <text:p>player fatigue is less than &lt;minPoints&gt; pt</text:p>
          </table:table-cell>
          <table:table-cell table:style-name="ce3" office:value-type="string" calcext:value-type="string">
            <text:p>player fatigue is less than &lt;minPercent&gt;%</text:p>
          </table:table-cell>
          <table:table-cell table:number-columns-repeated="1022"/>
        </table:table-row>
        <table:table-row table:style-name="ro7">
          <table:table-cell table:style-name="ce1" office:value-type="string" calcext:value-type="string">
            <text:p>player magicka is less than &lt;minPoints&gt; pt</text:p>
          </table:table-cell>
          <table:table-cell table:style-name="ce3" office:value-type="string" calcext:value-type="string">
            <text:p>player magicka is less than &lt;minPercent&gt;%</text:p>
          </table:table-cell>
          <table:table-cell table:number-columns-repeated="1022"/>
        </table:table-row>
        <table:table-row table:style-name="ro8">
          <table:table-cell table:style-name="ce1" office:value-type="string" calcext:value-type="string">
            <text:p>player health is less than &lt;minPoints&gt; pt</text:p>
          </table:table-cell>
          <table:table-cell table:style-name="ce3" office:value-type="string" calcext:value-type="string">
            <text:p>pchealth lower than &lt;minPoints&gt; // Health Quest Actions is also supported</text:p>
          </table:table-cell>
          <table:table-cell table:style-name="ce3" office:value-type="string" calcext:value-type="string">
            <text:p>player health is less than &lt;minPercent&gt;%</text:p>
          </table:table-cell>
          <table:table-cell table:style-name="ce3" office:value-type="string" calcext:value-type="string">
            <text:p>pchealthp lower than &lt;minPercent&gt; // Health Quest Actions is also supported</text:p>
          </table:table-cell>
          <table:table-cell table:number-columns-repeated="1020"/>
        </table:table-row>
        <table:table-row table:style-name="ro9">
          <table:table-cell table:style-name="ce1" office:value-type="string" calcext:value-type="string">
            <text:p>player currentmappixel x &lt;xCoord&gt; y &lt;yCoord&gt;</text:p>
          </table:table-cell>
          <table:table-cell table:style-name="ce3" office:value-type="string" calcext:value-type="string">
            <text:p>player currentmappixel x &lt;xCoord&gt; y &lt;yCoord&gt; delta &lt;distance&gt;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AddDialog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AddFace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CastEffectDo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CastSpellDo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CastSpellOnFoe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ChangeFoeInfighting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ChangeFoeTeam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ChangeReputeWith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ClearTask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ClickedFoe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ClickedItem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ClickedNpc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Climate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CreateFoe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CreateNpc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CreateNpcAt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CurePcDisease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DailyFrom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DialogLink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DroppedItemAtPlace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EndQuest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Enemies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GetItem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GiveItem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GivePc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HaveItem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HideNpc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InjuredFoe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ItemUsedDo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JournalNote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KilledFoe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KillFoe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LegalRepute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LevelCompleted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LogMessage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MakePcDiseased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MakePermanent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MuteNpc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PayMoney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PcAt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PlaceFoe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PlaceItem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PlaceNpc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Prompt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PromptMulti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RemoveFoe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RemoveLogMessage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ReputeExceedsDo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RestoreNpc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RestrainFoe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RevealLocation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Say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Season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SetPlayerCrime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StartQuest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StartStopTimer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StartTask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TakeItem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TeleportPc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TotingItemAndClickedNpc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TrainPc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UnrestrainFoe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Weather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WhenAttributeLevel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WhenPcEntersExits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WhenReputeWith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WhenSkillLevel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WhenTask</text:p>
          </table:table-cell>
          <table:table-cell table:number-columns-repeated="1023"/>
        </table:table-row>
        <table:table-row table:style-name="ro10" table:number-rows-repeated="1048492">
          <table:table-cell table:number-columns-repeated="1024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column table:style-name="co2" table:number-columns-repeated="2" table:default-cell-style-name="ce5"/>
        <table:table-column table:style-name="co2" table:default-cell-style-name="Default"/>
        <table:table-row table:style-name="ro11">
          <table:table-cell/>
          <table:table-cell table:style-name="Default"/>
          <table:table-cell/>
          <table:table-cell table:style-name="ce5"/>
        </table:table-row>
        <table:table-row table:style-name="ro11" table:number-rows-repeated="157">
          <table:table-cell table:number-columns-repeated="4"/>
        </table:table-row>
        <table:table-row table:style-name="ro11">
          <table:table-cell table:number-columns-repeated="4"/>
        </table:table-row>
      </table:table>
      <table:named-expressions/>
      <table:database-ranges>
        <table:database-range table:name="__Anonymous_Sheet_DB__1" table:target-range-address="Sheet2.A1:Sheet2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0:08:38.329465236</meta:creation-date>
    <dc:date>2024-02-26T10:29:13.837451424</dc:date>
    <meta:editing-duration>PT10M25S</meta:editing-duration>
    <meta:editing-cycles>2</meta:editing-cycles>
    <meta:generator>LibreOffice/7.3.7.2$Linux_X86_64 LibreOffice_project/30$Build-2</meta:generator>
    <meta:document-statistic meta:table-count="2" meta:cell-count="92" meta:object-count="0"/>
  </office:meta>
</office:document-meta>
</file>